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1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18.38mm"/>
    </style:style>
    <style:style style:name="co4" style:family="table-column">
      <style:table-column-properties fo:break-before="auto" style:column-width="48.26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47.8mm"/>
    </style:style>
    <style:style style:name="co9" style:family="table-column">
      <style:table-column-properties fo:break-before="auto" style:column-width="44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19.91mm"/>
    </style:style>
    <style:style style:name="co16" style:family="table-column">
      <style:table-column-properties fo:break-before="auto" style:column-width="17.6mm"/>
    </style:style>
    <style:style style:name="co17" style:family="table-column">
      <style:table-column-properties fo:break-before="auto" style:column-width="105.53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6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fffff" fo:border="0.06pt solid #000000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4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/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woodman_tunic,itm_leather_boot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woodman_tunic,itm_leather_boot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/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woodman_tunic,itm_leather_boot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woodman_tunic,itm_leather_boot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/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woodman_tunic,itm_leather_boots,itm_beorn_axe,itm_beorn_battle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woodman_tunic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draw_2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" calcext:value-type="string">
            <text:p>["woodmen_axemen","Woodmen_Axeman","Woodmen_Axemen"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Woodmen_Master_Axeman</text:p>
          </table:table-cell>
          <table:table-cell table:style-name="ce3" office:value-type="string" calcext:value-type="string">
            <text:p>Woodmen_Master_Axemen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2|knows_power_strike_4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Woodmen_Master_Axeman&quot;,&quot;Woodmen_Master_Axemen&quot;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" calcext:value-type="string">
            <text:p>["woodmen_master_axemen","Woodmen_Master_Axeman","Woodmen_Master_Axemen"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draw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draw_2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Expert_Huntsman_of_Mirkwood</text:p>
          </table:table-cell>
          <table:table-cell table:style-name="ce3" office:value-type="string" calcext:value-type="string">
            <text:p>Expert_Huntsmen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beorn_battle_axe,itm_beorn_axe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archery(200)|wp(170)</text:p>
          </table:table-cell>
          <table:table-cell table:style-name="ce26" office:value-type="string" calcext:value-type="string">
            <text:p>knows_common|knows_athletics_4|knows_power_draw_3|knows_power_strike_3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Expert_Huntsman_of_Mirkwood&quot;,&quot;Expert_Huntsmen_of_Mirkwood&quot;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" calcext:value-type="string">
            <text:p>["fell_huntsmen_of_mirkwood","Expert_Huntsman_of_Mirkwood","Expert_Huntsmen_of_Mirkwood"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staff,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leather_boots,itm_beorn_staff,itm_beorn_axe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leather_boots,itm_beorn_staff,itm_beorn_axe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/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strike_1|knows_ironflesh_1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beorn_padded,itm_rohan_shoes,itm_beorn_axe,itm_beorn_axe,itm_beorn_battle_axe,],attr_tier_2,wp_tier_2,knows_common|knows_athletics_2|knows_power_strike_1|knows_ironflesh_1,beorn_face1,beorn_face2]," calcext:value-type="string">
            <text:p>["beorning_warrior","Beorning_Warrior","Beorning_Warriors",tfg_armor| tfg_boots,0,0,fac_beorn,[itm_beorn_padded,itm_rohan_shoes,itm_beorn_axe,itm_beorn_axe,itm_beorn_battle_axe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/>
          <table:table-cell table:style-name="ce15" office:value-type="string" calcext:value-type="string">
            <text:p>itm_beor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beorn_padded,itm_leather_gloves,itm_rohan_shoes,itm_dwarf_sword_b,itm_beorn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beorn_padded,itm_leather_gloves,itm_rohan_shoes,itm_dwarf_sword_b,itm_beorn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strike_3|knows_ironflesh_3|knows_shield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beorn_helmet,itm_beorn_heavy,itm_leather_gloves,itm_leather_boots,itm_dwarf_sword_b,itm_dale_sword,itm_beorn_shiel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beorn_helmet,itm_beorn_heavy,itm_leather_gloves,itm_leather_boots,itm_dwarf_sword_b,itm_dale_sword,itm_beorn_shiel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dale_helmet_b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strike_3|knows_ironflesh_4|knows_shield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gondor_ranger_hood,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gondor_ranger_hood,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strike_3|knows_ironflesh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itm_dale_helmet_b,</text:p>
          </table:table-cell>
          <table:table-cell table:style-name="ce15" office:value-type="string" calcext:value-type="string">
            <text:p>itm_beorn_berser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itm_dale_sword_long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strike_3|knows_ironflesh_6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/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leather_boots,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vaegir_face_younger_1</text:p>
          </table:table-cell>
          <table:table-cell table:style-name="ce29" office:value-type="string" calcext:value-type="string">
            <text:p>vaegir_face_middle_2</text:p>
          </table:table-cell>
          <table:table-cell table:style-name="ce31"/>
          <table:table-cell table:style-name="ce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office:value-type="string" office:string-value="[&quot;dale_militia&quot;,&quot;Dale_Militiaman&quot;,&quot;Dale_Militia&quot;,tfg_boots| tfg_armor,0,0,fac_dale,[itm_dale_armor_a,itm_leather_boots,itm_leather_boots,itm_dale_pike,],attr_tier_1,wp_tier_1,knows_common,vaegir_face_younger_1,vaegir_face_middle_2]," calcext:value-type="string">
            <text:p>["dale_militia","Dale_Militiaman","Dale_Militia",tfg_boots| tfg_armor,0,0,fac_dale,[itm_dale_armor_a,itm_leather_boots,itm_leather_boots,itm_dale_pike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</text:p>
          </table:table-cell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itm_dale_pike,</text:p>
          </table:table-cell>
          <table:table-cell table:style-name="ce15" office:value-type="string" calcext:value-type="string">
            <text:p>itm_dale_shield_a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middle_2</text:p>
          </table:table-cell>
          <table:table-cell table:style-name="ce31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[&quot;dale_man_at_arms&quot;,&quot;Dale_Man-at-Arms&quot;,&quot;Dale_Men-at-Arms&quot;,tfg_boots| tfg_armor| tfg_shield,0,0,fac_dale,[itm_dale_helmet_b,itm_dale_armor_a,itm_leather_boots,itm_dale_sword,itm_dale_pike,itm_dale_shield_a,],attr_tier_2,wp_tier_2,knows_common,vaegir_face_young_1,vaegir_face_middle_2]," calcext:value-type="string">
            <text:p>["dale_man_at_arms","Dale_Man-at-Arms","Dale_Men-at-Arms",tfg_boots| tfg_armor| tfg_shield,0,0,fac_dale,[itm_dale_helmet_b,itm_dale_armor_a,itm_leather_boots,itm_dale_sword,itm_dale_pike,itm_dale_shield_a,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/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short_bow,</text:p>
          </table:table-cell>
          <table:table-cell table:style-name="ce15" office:value-type="string" calcext:value-type="string">
            <text:p>itm_dale_sword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ironflesh_1|knows_power_draw_1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laketown_scout&quot;,&quot;Laketown_Scout&quot;,&quot;Laketown_Scouts&quot;,tfg_ranged| tfg_boots| tfg_armor,0,0,fac_dale,[itm_dale_armor_c,itm_dale_armor_d,itm_leather_boots,itm_arrows,itm_short_bow,itm_dale_sword,],attr_tier_2,wp_tier_2,knows_ironflesh_1|knows_power_draw_1|knows_power_throw_1,vaegir_face_young_1,vaegir_face_old_2]," calcext:value-type="string">
            <text:p>["laketown_scout","Laketown_Scout","Laketown_Scouts",tfg_ranged| tfg_boots| tfg_armor,0,0,fac_dale,[itm_dale_armor_c,itm_dale_armor_d,itm_leather_boots,itm_arrows,itm_short_bow,itm_dale_sword,],attr_tier_2,wp_tier_2,knows_ironflesh_1|knows_power_draw_1|knows_power_thro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Laketown_Bowman</text:p>
          </table:table-cell>
          <table:table-cell table:style-name="ce3" office:value-type="string" calcext:value-type="string">
            <text:p>Laketown_Bowmen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ironflesh_1|knows_power_draw_2|knows_athletics_2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laketown_bowmen&quot;,&quot;Laketown_Bowman&quot;,&quot;Laketown_Bowmen&quot;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" calcext:value-type="string">
            <text:p>["laketown_bowmen","Laketown_Bowman","Laketown_Bowmen"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itm_dale_helmet_d,itm_dale_helmet_c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ironflesh_1|knows_power_draw_2|knows_athletics_2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archer&quot;,&quot;Laketown_Archer&quot;,&quot;Laketown_Archers&quot;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" calcext:value-type="string">
            <text:p>["laketown_archer","Laketown_Archer","Laketown_Archers"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_of_Esgaroth</text:p>
          </table:table-cell>
          <table:table-cell table:style-name="ce3" office:value-type="string" calcext:value-type="string">
            <text:p>Barding_Bowmen_of_Esgaroth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itm_dale_helmet_c,</text:p>
          </table:table-cell>
          <table:table-cell table:style-name="ce15" office:value-type="string" calcext:value-type="string">
            <text:p>itm_dale_armor_h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archery(240)|wp(200)</text:p>
          </table:table-cell>
          <table:table-cell table:style-name="ce26" office:value-type="string" calcext:value-type="string">
            <text:p>knows_ironflesh_2|knows_power_draw_4|knows_power_strike_1|knows_athletics_3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barding_bowmen_of_esgaroth&quot;,&quot;Barding_Bowman_of_Esgaroth&quot;,&quot;Barding_Bowmen_of_Esgaroth&quot;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" calcext:value-type="string">
            <text:p>["barding_bowmen_of_esgaroth","Barding_Bowman_of_Esgaroth","Barding_Bowmen_of_Esgaroth"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Warrior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,</text:p>
          </table:table-cell>
          <table:table-cell table:style-name="ce15" office:value-type="string" calcext:value-type="string">
            <text:p>itm_dale_shield_a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dale_warrior&quot;,&quot;Dale_Warrior&quot;,&quot;Dale_Warriors&quot;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" calcext:value-type="string">
            <text:p>["dale_warrior","Dale_Warrior","Dale_Warriors"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Veteran_Warrior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a,itm_dale_helmet_b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,</text:p>
          </table:table-cell>
          <table:table-cell table:style-name="ce15" office:value-type="string" calcext:value-type="string">
            <text:p>itm_dale_shield_a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dale_veteran_warrior&quot;,&quot;Dale_Veteran_Warrior&quot;,&quot;Dale_Veteran_Warriors&quot;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" calcext:value-type="string">
            <text:p>["dale_veteran_warrior","Dale_Veteran_Warrior","Dale_Veteran_Warriors"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Marchwarden_of_Dale</text:p>
          </table:table-cell>
          <table:table-cell table:style-name="ce3" office:value-type="string" calcext:value-type="string">
            <text:p>Marchwardens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a,</text:p>
          </table:table-cell>
          <table:table-cell table:style-name="ce15" office:value-type="string" calcext:value-type="string">
            <text:p>itm_dale_armor_h,itm_dale_armor_i,itm_dale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itm_dale_pike,</text:p>
          </table:table-cell>
          <table:table-cell table:style-name="ce15" office:value-type="string" calcext:value-type="string">
            <text:p>itm_dale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marchwarden&quot;,&quot;Marchwarden_of_Dale&quot;,&quot;Marchwardens_of_Dale&quot;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" calcext:value-type="string">
            <text:p>["dale_marchwarden","Marchwarden_of_Dale","Marchwardens_of_Dale"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a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office:value-type="string" calcext:value-type="string">
            <text:p>itm_dale_shield_a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pikeman&quot;,&quot;Dale_Spearman&quot;,&quot;Dale_Spearmen&quot;,tfg_boots| tfg_armor,0,0,fac_dale,[itm_dale_helmet_b,itm_dale_helmet_a,itm_dale_armor_b,itm_leather_boots,itm_dale_pike,itm_dale_shield_a,],attr_tier_3,wp_tier_3,knows_athletics_1|knows_power_strike_1|knows_ironflesh_1|knows_shield_2,vaegir_face_young_1,vaegir_face_old_2]," calcext:value-type="string">
            <text:p>["dale_pikeman","Dale_Spearman","Dale_Spearmen",tfg_boots| tfg_armor,0,0,fac_dale,[itm_dale_helmet_b,itm_dale_helmet_a,itm_dale_armor_b,itm_leather_boots,itm_dale_pike,itm_dale_shield_a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a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office:value-type="string" calcext:value-type="string">
            <text:p>itm_dale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billman&quot;,&quot;Dale_Billman&quot;,&quot;Dale_Billmen&quot;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" calcext:value-type="string">
            <text:p>["dale_billman","Dale_Billman","Dale_Billmen"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/>
          <table:table-cell table:style-name="ce15" office:value-type="string" calcext:value-type="string">
            <text:p>itm_dale_armor_h,itm_dale_armor_i,itm_dale_armor_j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bill_master&quot;,&quot;Dale_Bill_Master&quot;,&quot;Dale_Bill_Masters&quot;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" calcext:value-type="string">
            <text:p>["dale_bill_master","Dale_Bill_Master","Dale_Bill_Masters"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Merchant_Squire_of_Dale</text:p>
          </table:table-cell>
          <table:table-cell table:style-name="ce3" office:value-type="string" calcext:value-type="string">
            <text:p>Merchant_Squires_of_Dale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dale_shield_d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merchant_squire_or_dale&quot;,&quot;Merchant_Squire_of_Dale&quot;,&quot;Merchant_Squires_of_Dale&quot;,tfg_boots| tfg_armor| tfg_shield,0,0,fac_dale,[itm_dale_helmet_e,itm_dale_armor_b,itm_leather_boots,itm_dale_pike,itm_dale_sword_long,itm_dale_shield_d,],attr_tier_2,wp_tier_2,knows_athletics_1|knows_ironflesh_1|knows_shield_2,vaegir_face_young_1,vaegir_face_old_2]," calcext:value-type="string">
            <text:p>["merchant_squire_or_dale","Merchant_Squire_of_Dale","Merchant_Squires_of_Dale",tfg_boots| tfg_armor| tfg_shield,0,0,fac_dale,[itm_dale_helmet_e,itm_dale_armor_b,itm_leather_boots,itm_dale_pike,itm_dale_sword_long,itm_dale_shield_d,],attr_tier_2,wp_tier_2,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Merchant_Guards_of_Dale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itm_dale_helmet_f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ale_shield_d,</text:p>
          </table:table-cell>
          <table:table-cell table:style-name="ce15" office:value-type="string" calcext:value-type="string">
            <text:p>itm_dale_horse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merchant_guard_of_dale&quot;,&quot;Merchant_Guard_of_Dale&quot;,&quot;Merchant_Guards_of_Dale&quot;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" calcext:value-type="string">
            <text:p>["merchant_guard_of_dale","Merchant_Guard_of_Dale","Merchant_Guards_of_Dale"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Merchant_Protectors_of_Dale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itm_dale_helmet_f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</text:p>
          </table:table-cell>
          <table:table-cell table:style-name="ce15" office:value-type="string" calcext:value-type="string">
            <text:p>itm_dale_shield_d,</text:p>
          </table:table-cell>
          <table:table-cell table:style-name="ce15" office:value-type="string" calcext:value-type="string">
            <text:p>itm_dale_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3|knows_ironflesh_2|knows_power_strike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protector_of_dale&quot;,&quot;Merchant_Protector_of_Dale&quot;,&quot;Merchant_Protectors_of_Dale&quot;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" calcext:value-type="string">
            <text:p>["merchant_protector_of_dale","Merchant_Protector_of_Dale","Merchant_Protectors_of_Dale"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Girion's_Guard_of_Dale</text:p>
          </table:table-cell>
          <table:table-cell table:style-name="ce3" office:value-type="string" calcext:value-type="string">
            <text:p>Girion's_Guards_of_Dale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f,</text:p>
          </table:table-cell>
          <table:table-cell table:style-name="ce15" office:value-type="string" calcext:value-type="string">
            <text:p>itm_dale_armor_k,itm_dale_armor_l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ale_shield_d,</text:p>
          </table:table-cell>
          <table:table-cell table:style-name="ce15" office:value-type="string" calcext:value-type="string">
            <text:p>itm_dale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4|knows_shield_2|knows_ironflesh_3|knows_power_strike_2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girions_guard_of_dale&quot;,&quot;Girion's_Guard_of_Dale&quot;,&quot;Girion's_Guards_of_Dale&quot;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" calcext:value-type="string">
            <text:p>["girions_guard_of_dale","Girion's_Guard_of_Dale","Girion's_Guards_of_Dale"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riding_3|knows_power_draw_2|knows_horse_archery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riding_5|knows_power_draw_3|knows_ironflesh_1|knows_horse_archery_4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5|knows_power_draw_4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3|knows_power_draw_2|knows_power_throw_2|knows_ironflesh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ironflesh_1|knows_power_strike_1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5|knows_power_draw_4|knows_power_strike_1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6" office:value-type="string" calcext:value-type="string">
            <text:p>attr_evil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7" office:value-type="string" calcext:value-type="string">
            <text:p>attr_dwarf_tier_1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ironflesh_1|knows_power_strike_1</text:p>
          </table:table-cell>
          <table:table-cell table:style-name="ce30" office:value-type="string" calcext:value-type="string">
            <text:p>dwarf_face_2</text:p>
          </table:table-cell>
          <table:table-cell table:style-name="ce30" office:value-type="string" calcext:value-type="string">
            <text:p>dwarf_face_3</text:p>
          </table:table-cell>
          <table:table-cell table:style-name="ce32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1|knows_power_throw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2|knows_power_throw_2|knows_ironflesh_3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4|knows_power_strike_5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lberdier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throw_2|knows_power_strike_5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throw_4|knows_power_strike_6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longbeard_axeman&quot;,&quot;Longbeard_Axedwarf&quot;,&quot;Longbeard_Axedwarves&quot;,tf_dwarf| tfg_armor| tfg_gloves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draw_1|knows_power_strike_1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draw_2|knows_power_strike_2|knows_ironflesh_1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draw_3|knows_power_strike_2|knows_ironflesh_2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dwarven_longaxeman&quot;,&quot;Longaxe Dwarf&quot;,&quot;Longaxe Dwarves&quot;,tf_dwarf| tfg_armor| tfg_shield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shield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 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5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K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3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K83];[.K83];[.L83];[.M84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5"/>
          <table:table-cell table:style-name="ce6" table:number-columns-repeated="5"/>
          <table:table-cell table:style-name="ce33"/>
          <table:table-cell table:style-name="ce33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M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 Spearmen" calcext:value-type="string">
            <text:p>#Gondor Spearmen</text:p>
          </table:table-cell>
          <table:table-cell table:style-name="ce35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3"/>
          <table:table-cell table:style-name="ce33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3"/>
          <table:table-cell table:style-name="ce33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strike_1|knows_riding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4|knows_shield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6|knows_shield_4|knows_power_strike_6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3"/>
          <table:table-cell table:style-name="ce33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#Gondor Archers" calcext:value-type="string">
            <text:p>#Gondor Archers</text:p>
          </table:table-cell>
          <table:table-cell table:style-name="ce35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archery(200)|wp(170)</text:p>
          </table:table-cell>
          <table:table-cell table:style-name="ce26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(250)</text:p>
          </table:table-cell>
          <table:table-cell table:style-name="ce26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melee(320)|wp_throwing(300)|wp_archery(380)</text:p>
          </table:table-cell>
          <table:table-cell table:style-name="ce26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7</text:p>
          </table:table-cell>
          <table:table-cell table:style-name="ce26" office:value-type="string" calcext:value-type="string">
            <text:p>wp_tier_7</text:p>
          </table:table-cell>
          <table:table-cell table:style-name="ce26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throw_3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3|agi_11| int_4| cha_4|level(12)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power_throw_4|knows_athletics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strike_5|knows_ironflesh_4|knows_power_throw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wo_handed(320)|wp(200)</text:p>
          </table:table-cell>
          <table:table-cell table:style-name="ce26" office:value-type="string" calcext:value-type="string">
            <text:p>knows_common|knows_athletics_5|knows_power_strike_7|knows_ironflesh_5|knows_power_throw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3"/>
          <table:table-cell table:style-name="ce33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2|knows_power_thro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throw_5|knows_power_draw_5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3"/>
          <table:table-cell table:style-name="ce33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power_throw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3|agi_11| int_4| cha_4|level(12)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6|knows_power_strike_6|knows_ironflesh_7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3"/>
          <table:table-cell table:style-name="ce33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3|knows_power_throw_1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Spearman_of_Pinnath_Gelin</text:p>
          </table:table-cell>
          <table:table-cell table:style-name="ce3" office:value-type="string" calcext:value-type="string">
            <text:p>Spearmen_of_Pinnath_Geli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footman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pear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pinnath_gelin_spearman&quot;,&quot;Spearman_of_Pinnath_Gelin&quot;,&quot;Spearmen_of_Pinnath_Gelin&quot;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" calcext:value-type="string">
            <text:p>["pinnath_gelin_spearman","Spearman_of_Pinnath_Gelin","Spearmen_of_Pinnath_Gelin"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Warriors_of_Pinnath_Geli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itm_gondor_sword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one_handed(200)|wp_two_handed(200)|wp_polearm(320)</text:p>
          </table:table-cell>
          <table:table-cell table:style-name="ce26" office:value-type="string" calcext:value-type="string">
            <text:p>knows_common|knows_athletics_5|knows_power_throw_3|knows_power_strike_6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warrior_of_pinnath_gelin&quot;,&quot;Warrior_of_Pinnath_Gelin&quot;,&quot;Warriors_of_Pinnath_Gelin&quot;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" calcext:value-type="string">
            <text:p>["warrior_of_pinnath_gelin","Warrior_of_Pinnath_Gelin","Warriors_of_Pinnath_Gelin"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itm_gondor_short_swor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pear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pear,],str_10| agi_7| int_4| cha_4|level(8),wp_tier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pear,],str_10| agi_7| int_4| cha_4|level(8),wp_tier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[&quot;footman_of_blackroot_vale&quot;,&quot;Footman_of_Blackroot_Vale&quot;,&quot;Footmen_of_Blackroot_Vale&quot;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" calcext:value-type="string">
            <text:p>["footman_of_blackroot_vale","Footman_of_Blackroot_Vale","Footmen_of_Blackroot_Vale"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spearman_of_blackroot_vale&quot;,&quot;Spearman_of_Blackroot_Vale&quot;,&quot;Spearmen_of_Blackroot_Vale&quot;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Captain_of_Blackroot_Vale</text:p>
          </table:table-cell>
          <table:table-cell table:style-name="ce3" office:value-type="string" calcext:value-type="string">
            <text:p>Captains_of_Blackroot_Vale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blackroot_leader&quot;,&quot;Captain_of_Blackroot_Vale&quot;,&quot;Captains_of_Blackroot_Vale&quot;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blackroot_leader","Captain_of_Blackroot_Vale","Captains_of_Blackroot_Vale"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2|knows_shield_2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3|knows_shield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4|knows_shield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(360)</text:p>
          </table:table-cell>
          <table:table-cell table:style-name="ce26" office:value-type="string" calcext:value-type="string">
            <text:p>knows_common|knows_riding_8|knows_shield_4|knows_power_strike_8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draw_4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4|knows_power_strike_3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7|knows_shield_1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athletics_4|knows_power_draw_4|knows_power_strike_2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5|knows_power_draw_3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3|knows_power_strike_5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melee(500)</text:p>
          </table:table-cell>
          <table:table-cell table:style-name="ce26" office:value-type="string" calcext:value-type="string">
            <text:p>knows_common|knows_athletics_5|knows_power_draw_6|knows_power_strike_8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8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3|knows_power_draw_3|knows_power_strike_7|knows_ironflesh_10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5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5|knows_power_draw_3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3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3|knows_power_strike_5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melee(500)</text:p>
          </table:table-cell>
          <table:table-cell table:style-name="ce26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4|knows_power_draw_6|knows_power_strike_4|knows_ironflesh_10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2|knows_power_strike_2|knows_power_draw_3|knows_power_strike_4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2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4|knows_power_strike_3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5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4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2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5|knows_power_strike_5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6|knows_power_strike_7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riding_5|knows_athletics_5|knows_power_draw_5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3|knows_power_draw_6|knows_power_strike_6|knows_ironflesh_10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1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2|knows_power_draw_3|knows_power_strike_4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5|knows_power_strike_6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5|knows_power_strike_7|knows_ironflesh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riding_4|knows_athletics_4|knows_power_draw_3|knows_power_strike_6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4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riding_5|knows_athletics_5|knows_power_strike_7|knows_ironflesh_5|knows_power_draw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4|knows_power_strike_4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armor_a,itm_rohan_armor_b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inf_helmet_a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heavy_throwing_spear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heavy_throwing_spear,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throw_4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rohirrim_throwing_axe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2|knows_power_throw_6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o,itm_rohan_armor_n,itm_rohan_armor_m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rohirrim_throwing_axe,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3|knows_power_throw_2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2h_sword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s_of_Meth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word_c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5|knows_shield_2|knows_power_strike_6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1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horse_archery_2|knows_riding_3|knows_power_draw_2|knows_power_throw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thengel_warhorse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4|knows_shield_1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2|knows_power_strike_5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7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cav_sword,itm_rohirrim_long_hafted_axe,itm_rohan_sword_c,itm_rohan_shield_g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7|knows_shield_3|knows_power_strike_7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1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shield_1| knows_riding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3|knows_shield_1|knows_power_strike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a,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3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6|knows_shield_3|knows_power_strike_2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ptain_helmet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,itm_rohan_archer_helmet_c</text:p>
          </table:table-cell>
          <table:table-cell table:style-name="ce15" office:value-type="string" calcext:value-type="string">
            <text:p>,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abre,itm_harad_short_spear,itm_harad_dagge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3|knows_shield_2|knows_power_strike_2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harad_infantry&quot;,&quot;Harad_Light_Infantry&quot;,&quot;Harad_Light_Infantry&quot;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24" office:value-type="string" calcext:value-type="string">
            <text:p>itm_harad_long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strike_5|knows_ironflesh_6|knows_shield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dagger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draw_2|knows_ironflesh_1|knows_power_throw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skirmisher&quot;,&quot;Harad_Skirmisher&quot;,&quot;Harad_Skirmishers&quot;,tf_harad| tfg_ranged| tfg_armor| tfg_helm| tfg_boots,0,0,fac_harad,[itm_harad_heavy_inf_helm,itm_harad_skirmisher,itm_desert_boots,itm_harad_bow,itm_harad_arrows,itm_harad_dagger,],attr_evil_tier_3,wp_tier_3,knows_common|knows_athletics_1|knows_power_draw_2|knows_ironflesh_1|knows_power_throw_2,haradrim_face_1,haradrim_face_2]," calcext:value-type="string">
            <text:p>["harad_skirmisher","Harad_Skirmisher","Harad_Skirmishers",tf_harad| tfg_ranged| tfg_armor| tfg_helm| tfg_boots,0,0,fac_harad,[itm_harad_heavy_inf_helm,itm_harad_skirmisher,itm_desert_boots,itm_harad_bow,itm_harad_arrows,itm_harad_dagger,],attr_evil_tier_3,wp_tier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skirmisher_swor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skirmisher_sword,],attr_evil_tier_4,wp_tier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skirmisher_sword,],attr_evil_tier_4,wp_tier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2|knows_power_draw_4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eagle_guard&quot;,&quot;Eagle_Guard&quot;,&quot;Eagle_Guards&quot;,tf_harad| tfg_ranged| tfg_armor| tfg_helm| tfg_boots,0,0,fac_harad,[itm_harad_eaglehelm,itm_black_snake_armor,itm_leather_gloves,itm_harad_leather_greaves,itm_lg_bow,itm_harad_arrows,itm_eagle_guard_spear,],attr_evil_tier_5,wp_tier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black_snake_armor,itm_leather_gloves,itm_harad_leather_greaves,itm_lg_bow,itm_harad_arrows,itm_eagle_guard_spear,],attr_evil_tier_5,wp_tier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ondor_scout&quot;,&quot;Harondor_Scout&quot;,&quot;Harondor_Scouts&quot;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Fang_Heavy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3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[&quot;fang_heavy_cavalry&quot;,&quot;Fang_Heavy_Cavalry&quot;,&quot;Fang_Heavy_Cavalry&quot;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" calcext:value-type="string">
            <text:p>["fang_heavy_cavalry","Fang_Heavy_Cavalry","Fang_Heavy_Cavalry"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saddle_horse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ad_horse_archer&quot;,&quot;Harad_Horse_Archer&quot;,&quot;Harad_Horse_Archers&quot;,tf_harad| tfg_ranged| tf_mounted| tfg_armor| tfg_helm| tfg_horse| tfg_boots,0,0,fac_harad,[itm_harad_cav_helm_b,itm_harad_skirmisher,itm_desert_boots,itm_harad_bow,itm_harad_arrows,itm_harad_sabre,itm_saddle_horse,],attr_evil_tier_3,wp_tier_3,knows_common|knows_horse_archery_2|knows_riding_3|knows_shield_1|knows_power_draw_2|knows_power_strike_2|knows_ironflesh_1,haradrim_face_1,haradrim_face_2]," calcext:value-type="string">
            <text:p>["harad_horse_archer","Harad_Horse_Archer","Harad_Horse_Archers",tf_harad| tfg_ranged| tf_mounted| tfg_armor| tfg_helm| tfg_horse| tfg_boots,0,0,fac_harad,[itm_harad_cav_helm_b,itm_harad_skirmisher,itm_desert_boots,itm_harad_bow,itm_harad_arrows,itm_harad_sabre,itm_saddle_horse,],attr_evil_tier_3,wp_tier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harad_horse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black_snake_horse_archer&quot;,&quot;Black_Snake_Horse_Archer&quot;,&quot;Black_Snake_Horse_Archers&quot;,tf_harad| tfg_ranged| tf_mounted| tfg_armor| tfg_helm| tfg_horse| tfg_boots,0,0,fac_harad,[itm_harad_heavy_inf_helm,itm_harad_archer,itm_harad_leather_greaves,itm_nomad_bow,itm_harad_arrows,itm_harad_sabre,itm_harad_horse,],attr_evil_tier_4,wp_tier_4,knows_common|knows_horse_archery_4|knows_riding_4|knows_power_draw_3|knows_power_strike_2|knows_ironflesh_1,haradrim_face_1,haradrim_face_2]," calcext:value-type="string">
            <text:p>["black_snake_horse_archer","Black_Snake_Horse_Archer","Black_Snake_Horse_Archers",tf_harad| tfg_ranged| tf_mounted| tfg_armor| tfg_helm| tfg_horse| tfg_boots,0,0,fac_harad,[itm_harad_heavy_inf_helm,itm_harad_archer,itm_harad_leather_greaves,itm_nomad_bow,itm_harad_arrows,itm_harad_sabre,itm_harad_horse,],attr_evil_tier_4,wp_tier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horse_archery_5|knows_riding_5|knows_power_strike_2|knows_ironflesh_3|knows_power_draw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gold_serpent_horse_archer&quot;,&quot;Gold_Serpent_Horse_Archer&quot;,&quot;Gold_Serpent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5,knows_common|knows_horse_archery_5|knows_riding_5|knows_power_strike_2|knows_ironflesh_3|knows_power_draw_3,haradrim_face_1,haradrim_face_2]," calcext:value-type="string">
            <text:p>["gold_serpent_horse_archer","Gold_Serpent_Horse_Archer","Gold_Serpent_Horse_Archers",tf_harad| tfg_ranged| tf_mounted| tfg_armor| tfg_helm| tfg_horse| tfg_boots,0,0,fac_harad,[itm_black_snake_helm,itm_black_snake_armor,itm_harad_leather_greaves,itm_nomad_bow,itm_harad_arrows,itm_black_snake_sword,itm_harad_warhorse,],attr_evil_tier_5,wp_tier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throw_3|knows_ironflesh_1|knows_power_strike_2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power_throw_4|knows_power_strike_4|knows_ironflesh_3|knows_athletics_3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/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throw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dunnish_wildman&quot;,&quot;Dunnish_Wildman&quot;,&quot;Dunnish_Wildmen&quot;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/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shield_1|knows_power_strike_1|knows_power_throw_2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dunnish_warrior&quot;,&quot;Dunnish_Warrior&quot;,&quot;Dunnish_Warriors&quot;,tf_dunland| tf_randomize_face| tfg_armor| tfg_boots,0,0,fac_dunland,[itm_dunland_armor_b,itm_dunland_armor_c,itm_dunland_armor_d,itm_dunland_armor_e,itm_dunland_armor_g,itm_dunland_armor_h,itm_dunland_wolfboots,itm_dunnish_antler_axe,itm_dunnish_axe,itm_wood_club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dunland_armor_b,itm_dunland_armor_c,itm_dunland_armor_d,itm_dunland_armor_e,itm_dunland_armor_g,itm_dunland_armor_h,itm_dunland_wolfboots,itm_dunnish_antler_axe,itm_dunnish_axe,itm_wood_club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itm_dun_helm_c,itm_dun_helm_e,</text:p>
          </table:table-cell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[&quot;dunnish_pikeman&quot;,&quot;Dunnish_Pikeman&quot;,&quot;Dunnish_Pikemen&quot;,tf_dunland| tf_randomize_face| tfg_shield| tfg_armor| tfg_boots,0,0,fac_dunland,[itm_gundabad_helm_a,itm_dun_helm_c,itm_dun_helm_e,itm_dunland_armor_b,itm_dunland_armor_c,itm_dunland_armor_d,itm_dunland_armor_e,itm_dunland_armor_g,itm_dunland_armor_h,itm_leather_gloves,itm_dunland_wolfboots,itm_dunnish_pike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shield| tfg_armor| tfg_boots,0,0,fac_dunland,[itm_gundabad_helm_a,itm_dun_helm_c,itm_dun_helm_e,itm_dunland_armor_b,itm_dunland_armor_c,itm_dunland_armor_d,itm_dunland_armor_e,itm_dunland_armor_g,itm_dunland_armor_h,itm_leather_gloves,itm_dunland_wolfboots,itm_dunnish_pike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itm_dun_helm_c,itm_dun_helm_e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shield_3|knows_power_strike_3|knows_ironflesh_2|knows_athletics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dunnish_veteran_pikeman&quot;,&quot;Dunnish_Veteran_Pikeman&quot;,&quot;Dunnish_Veteran_Pikemen&quot;,tf_dunland| tf_randomize_face| tfg_shield| tfg_armor| tfg_helm| tfg_boots,0,0,fac_dunland,[itm_gundabad_helm_b,itm_dun_helm_c,itm_dun_helm_e,itm_dunland_armor_i,itm_dunland_armor_j,itm_evil_gauntlets_b,itm_dunland_wolfboots,itm_dunnish_pike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shield| tfg_armor| tfg_helm| tfg_boots,0,0,fac_dunland,[itm_gundabad_helm_b,itm_dun_helm_c,itm_dun_helm_e,itm_dunland_armor_i,itm_dunland_armor_j,itm_evil_gauntlets_b,itm_dunland_wolfboots,itm_dunnish_pike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Rave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/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2|knows_shield_1|knows_power_strike_1|knows_power_throw_4|knows_horse_archery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raven_rider&quot;,&quot;Dunnish_Raven_Rider&quot;,&quot;Dunnish_Raven_Riders&quot;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2,knows_common|knows_riding_2|knows_shield_1|knows_power_strike_1|knows_power_throw_4|knows_horse_archery_3,dunland_face1,dunland_face2]," calcext:value-type="string">
            <text:p>["dunnish_raven_rider","Dunnish_Raven_Rider","Dunnish_Raven_Riders"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2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itm_dun_helm_b,</text:p>
          </table:table-cell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|knows_power_throw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vet_warrior&quot;,&quot;Dunnish_Veteran_Warrior&quot;,&quot;Dunnish_Veteran_Warriors&quot;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itm_dun_helm_a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|knows_power_throw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itm_dun_helm_b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|knows_power_throw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wolf_guard&quot;,&quot;Dunnish_Wolf_Guard&quot;,&quot;Dunnish_Wolf_Guards&quot;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" calcext:value-type="string">
            <text:p>["dunnish_wolf_guard","Dunnish_Wolf_Guard","Dunnish_Wolf_Guards"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style-name="ce3" office:value-type="string" calcext:value-type="string">
            <text:p>Dunnish_Chieftain</text:p>
          </table:table-cell>
          <table:table-cell table:style-name="ce3" office:value-type="string" calcext:value-type="string">
            <text:p>Dunnish_Chieftain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d,</text:p>
          </table:table-cell>
          <table:table-cell table:style-name="ce15" office:value-type="string" calcext:value-type="string">
            <text:p>itm_dunland_armor_k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_berserker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5|knows_power_strike_4|knows_ironflesh_5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chieftan&quot;,&quot;Dunnish_Chieftain&quot;,&quot;Dunnish_Chieftains&quot;,tf_dunland| tf_randomize_face| tfg_shield| tfg_armor| tfg_helm| tfg_boots,0,0,fac_dunland,[itm_dun_helm_d,itm_dunland_armor_k,itm_evil_gauntlets_a,itm_dunland_wolfboots,itm_dun_berserker,itm_dun_shield_a,itm_dun_shield_b,],attr_evil_tier_5,wp_tier_5,knows_athletics_5|knows_power_strike_4|knows_ironflesh_5,dunland_face1,dunland_face2]," calcext:value-type="string">
            <text:p>["dunnish_chieftan","Dunnish_Chieftain","Dunnish_Chieftains",tf_dunland| tf_randomize_face| tfg_shield| tfg_armor| tfg_helm| tfg_boots,0,0,fac_dunland,[itm_dun_helm_d,itm_dunland_armor_k,itm_evil_gauntlets_a,itm_dunland_wolfboots,itm_dun_berserker,itm_dun_shield_a,itm_dun_shield_b,],attr_evil_tier_5,wp_tier_5,knows_athletics_5|knows_power_strike_4|knows_ironflesh_5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1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strike_5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4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2|knows_shield_1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strike_2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power_throw_4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5|knows_power_throw_2|knows_power_strike_4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throw_3|knows_power_strike_5|knows_ironflesh_6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horse_archery_2|knows_riding_2|knows_power_throw_2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itm_umb_armor_a1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throw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corsair_youth&quot;,&quot;Umbar_Sailor&quot;,&quot;Umbar_Sailors&quot;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shield_1|knows_power_strike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corsair_warrior&quot;,&quot;Umbar_Warrior&quot;,&quot;Umbar_Warriors&quot;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corsair_sword,itm_umbar_rapier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corsair_pikeman&quot;,&quot;Pikeman_of_Umbar&quot;,&quot;Pikemen_of_Umbar&quot;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" calcext:value-type="string">
            <text:p>["corsair_pikeman","Pikeman_of_Umbar","Pikemen_of_Umbar"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Corsair_Veteran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ar_rapier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corsair_veteran_raider&quot;,&quot;Corsair_Veteran_Raider&quot;,&quot;Corsair_Veteran_Raiders&quot;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" calcext:value-type="string">
            <text:p>["corsair_veteran_raider","Corsair_Veteran_Raider","Corsair_Veteran_Raiders"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ar_rapier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corsair_night_raider&quot;,&quot;Corsair_Night_Raider&quot;,&quot;Corsair_Night_Raiders&quot;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" calcext:value-type="string">
            <text:p>["corsair_night_raider","Corsair_Night_Raider","Corsair_Night_Raiders"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itm_corsair_harpoon,</text:p>
          </table:table-cell>
          <table:table-cell table:style-name="ce24" office:value-type="string" calcext:value-type="string">
            <text:p>itm_corsair_sword,itm_umb_shield_a,itm_umb_shield_e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1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militia_of_umbar&quot;,&quot;Umbar_Marine&quot;,&quot;Umbar_Marines&quot;,tfg_ranged| tfg_armor| tfg_boots,0,0,fac_umbar,[itm_umb_hood,itm_umb_armor_b,itm_corsair_boots,itm_short_bow, itm_regular_bow,itm_corsair_arrows,itm_corsair_throwing_dagger,itm_corsair_harpoon,itm_corsair_sword,itm_umb_shield_a,itm_umb_shield_e,],attr_evil_tier_2,wp_tier_2,knows_common|knows_power_draw_1|knows_ironflesh_1,bandit_face1,bandit_face2]," calcext:value-type="string">
            <text:p>["militia_of_umbar","Umbar_Marine","Umbar_Marines",tfg_ranged| tfg_armor| tfg_boots,0,0,fac_umbar,[itm_umb_hood,itm_umb_armor_b,itm_corsair_boots,itm_short_bow, itm_regular_bow,itm_corsair_arrows,itm_corsair_throwing_dagger,itm_corsair_harpoon,itm_corsair_sword,itm_umb_shield_a,itm_umb_shield_e,],attr_evil_tier_2,wp_tier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c,itm_umb_armor_e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draw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marksman_of_umbar&quot;,&quot;Marksman_of_Umbar&quot;,&quot;Marksmen_of_Umbar&quot;,tfg_ranged| tfg_armor| tfg_boots,0,0,fac_umbar,[itm_umb_helm_c,itm_umb_helm_d,itm_umb_armor_c,itm_umb_armor_e,itm_corsair_boots,itm_regular_bow,itm_corsair_arrows,itm_corsair_sword,],attr_evil_tier_3,wp_tier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d,itm_umb_armor_c,itm_umb_armor_e,itm_corsair_boots,itm_regular_bow,itm_corsair_arrows,itm_corsair_sword,],attr_evil_tier_3,wp_tier_3,knows_common|knows_athletics_1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c,itm_umb_armor_e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veteran_marksman_of_umbar&quot;,&quot;Veteran_Marksman_of_Umbar&quot;,&quot;Veteran_Marksmen_of_Umbar&quot;,tfg_ranged| tfg_armor| tfg_boots,0,0,fac_umbar,[itm_umb_helm_c,itm_umb_helm_d,itm_umb_armor_c,itm_umb_armor_e,itm_corsair_boots,itm_corsair_bow,itm_corsair_arrows,itm_umbar_cutlass,],attr_evil_tier_4,wp_tier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d,itm_umb_armor_c,itm_umb_armor_e,itm_corsair_boots,itm_corsair_bow,itm_corsair_arrows,itm_umbar_cutlass,],attr_evil_tier_4,wp_tier_4,knows_common|knows_athletics_2|knows_power_draw_3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power_draw_4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master_marksman_of_umbar&quot;,&quot;Corsair_Master_Marksman&quot;,&quot;Corsair_Master_Marksmen&quot;,tfg_ranged| tfg_armor| tfg_helm| tfg_boots,0,0,fac_umbar,[itm_umb_helm_c,itm_umb_helm_d,itm_umb_armor_d,itm_corsair_boots,itm_corsair_bow,itm_corsair_arrows,itm_umb_shield_a,itm_umbar_cutlass,],attr_evil_tier_5,wp_tier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d,itm_umb_armor_d,itm_corsair_boots,itm_corsair_bow,itm_corsair_arrows,itm_umb_shield_a,itm_umbar_cutlass,],attr_evil_tier_5,wp_tier_5,knows_common|knows_athletics_3|knows_power_draw_4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marauder&quot;,&quot;Swordsman_of_Umbar&quot;,&quot;Swordsmen_of_Umbar&quot;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corsair_veteran_marauder&quot;,&quot;Veteran_Swordsman_of_Umbar&quot;,&quot;Veteran_Swordsmen_of_Umbar&quot;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throw_2|knows_power_strike_6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corsair_elite_marauder&quot;,&quot;Corsair_Swordmaster&quot;,&quot;Corsair_Swordmasters&quot;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Assassins_of_Umba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b,</text:p>
          </table:table-cell>
          <table:table-cell table:style-name="ce15" office:value-type="string" calcext:value-type="string">
            <text:p>itm_umb_armor_f,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b,itm_umbar_cutlass,itm_kraken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draw_2|knows_power_strike_3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ssassin_of_umbar&quot;,&quot;Assassin_of_Umbar&quot;,&quot;Assassins_of_Umbar&quot;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" calcext:value-type="string">
            <text:p>["assassin_of_umbar","Assassin_of_Umbar","Assassins_of_Umbar"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draw_3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assassin_of_umbar&quot;,&quot;Corsair_Assassin&quot;,&quot;Corsair_Assassins&quot;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en_of_Umbar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</text:p>
          </table:table-cell>
          <table:table-cell table:style-name="ce15" office:value-type="string" calcext:value-type="string">
            <text:p>itm_umb_armor_b,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itm_umb_shield_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pikeman_of_umbar&quot;,&quot;Pikeman_of_Umbar&quot;,&quot;Pikemen_of_Umbar&quot;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" calcext:value-type="string">
            <text:p>["pikeman_of_umbar","Pikeman_of_Umbar","Pikemen_of_Umbar"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Pikemen_of_Umbar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</text:p>
          </table:table-cell>
          <table:table-cell table:style-name="ce15" office:value-type="string" calcext:value-type="string">
            <text:p>itm_umb_armor_c,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veteran_pikeman_of_umbar&quot;,&quot;Veteran_Pikeman_of_Umbar&quot;,&quot;Veteran_Pikemen_of_Umbar&quot;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" calcext:value-type="string">
            <text:p>["veteran_pikeman_of_umbar","Veteran_Pikeman_of_Umbar","Veteran_Pikemen_of_Umbar"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style-name="ce3" office:value-type="string" calcext:value-type="string">
            <text:p>Corsair_Pike_Master</text:p>
          </table:table-cell>
          <table:table-cell table:style-name="ce3" office:value-type="string" calcext:value-type="string">
            <text:p>Corsair_Pike_Mas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</text:p>
          </table:table-cell>
          <table:table-cell table:style-name="ce15" office:value-type="string" calcext:value-type="string">
            <text:p>itm_umb_armor_f,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pike_master_of_umbar&quot;,&quot;Corsair_Pike_Master&quot;,&quot;Corsair_Pike_Masters&quot;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" calcext:value-type="string">
            <text:p>["pike_master_of_umbar","Corsair_Pike_Master","Corsair_Pike_Masters"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throw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throw_2|knows_power_strike_3</text:p>
          </table:table-cell>
          <table:table-cell table:style-name="ce29" office:value-type="string" calcext:value-type="string">
            <text:p>orc_face2</text:p>
          </table:table-cell>
          <table:table-cell table:style-name="ce29" office:value-type="string" calcext:value-type="string">
            <text:p>orc_face3</text:p>
          </table:table-cell>
          <table:table-cell table:style-name="ce31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throw_2|knows_power_strike_4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5</text:p>
          </table:table-cell>
          <table:table-cell table:style-name="ce31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throw_3|knows_power_strike_4</text:p>
          </table:table-cell>
          <table:table-cell table:style-name="ce29" office:value-type="string" calcext:value-type="string">
            <text:p>orc_face6</text:p>
          </table:table-cell>
          <table:table-cell table:style-name="ce29" office:value-type="string" calcext:value-type="string">
            <text:p>orc_face7</text:p>
          </table:table-cell>
          <table:table-cell table:style-name="ce31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6|knows_power_strike_4</text:p>
          </table:table-cell>
          <table:table-cell table:style-name="ce29" office:value-type="string" calcext:value-type="string">
            <text:p>orc_face8</text:p>
          </table:table-cell>
          <table:table-cell table:style-name="ce29" office:value-type="string" calcext:value-type="string">
            <text:p>orc_face9</text:p>
          </table:table-cell>
          <table:table-cell table:style-name="ce31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7|knows_power_strike_5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riding_3|knows_power_throw_3|knows_power_strike_3|knows_horse_archery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5|knows_power_throw_5|knows_power_strike_4|knows_horse_archery_5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4|knows_power_draw_3|knows_power_strike_2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4|knows_power_draw_4|knows_power_strike_2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6" office:value-type="string" calcext:value-type="string">
            <text:p>attr_evil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athletics_7|knows_power_strike_6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6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2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athletics_3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snaga_of_mordor&quot;,&quot;Uruk_Snaga_of_Mordor&quot;,&quot;Uruk_Snagas_of_Mordor&quot;,tf_uruk| tf_no_capture_alive,0,0,fac_mordor,[itm_m_uruk_light_a,itm_m_uruk_light_b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b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heavy_c,itm_m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4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uruk_of_mordor&quot;,&quot;Uruk_of_Mordor&quot;,&quot;Uruks_of_Mordor&quot;,tf_uruk| tfg_armor| tfg_boots| tf_no_capture_alive,0,0,fac_mordor,[itm_uruk_helm_a,itm_uruk_helm_b,itm_orc_coif,itm_m_uruk_heavy_c,itm_m_uruk_heavy_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heavy_c,itm_m_uruk_heavy_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heavy_e,itm_m_uruk_heavy_f,itm_m_uruk_heavy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4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heavy_e,itm_m_uruk_heavy_f,itm_m_uruk_heavy_g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heavy_e,itm_m_uruk_heavy_f,itm_m_uruk_heavy_g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h,itm_m_uruk_heavy_i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6|knows_power_strike_5|knows_power_throw_3|knows_ironflesh_4|knows_shield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h,itm_m_uruk_heavy_i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h,itm_m_uruk_heavy_i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e,itm_m_uruk_heavy_f,itm_m_uruk_heavy_g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1|knows_athletics_6|knows_power_strike_5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heavy_e,itm_m_uruk_heavy_f,itm_m_uruk_heavy_g,itm_uruk_tracker_boots,itm_uruk_voulge,itm_uruk_skull_spear,itm_uruk_pike_b,itm_uruk_falchion_a,itm_uruk_falchion_b,],attr_evil_tier_3,wp_tier_4,knows_riding_1|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heavy_e,itm_m_uruk_heavy_f,itm_m_uruk_heavy_g,itm_uruk_tracker_boots,itm_uruk_voulge,itm_uruk_skull_spear,itm_uruk_pike_b,itm_uruk_falchion_a,itm_uruk_falchion_b,],attr_evil_tier_3,wp_tier_4,knows_riding_1|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h,itm_m_uruk_heavy_i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1|knows_athletics_7|knows_power_strike_7|knows_power_draw_4|knows_ironflesh_7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h,itm_m_uruk_heavy_i,itm_evil_gauntlets_b,itm_uruk_greaves,itm_uruk_chain_greaves,itm_uruk_voulge,itm_uruk_heavy_axe,itm_uruk_skull_spear,itm_uruk_pike_b,itm_uruk_falchion_a,itm_uruk_falchion_b,itm_uruk_bow,itm_orc_hook_arrow,],attr_evil_tier_4,wp_tier_5,knows_riding_1|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h,itm_m_uruk_heavy_i,itm_evil_gauntlets_b,itm_uruk_greaves,itm_uruk_chain_greaves,itm_uruk_voulge,itm_uruk_heavy_axe,itm_uruk_skull_spear,itm_uruk_pike_b,itm_uruk_falchion_a,itm_uruk_falchion_b,itm_uruk_bow,itm_orc_hook_arrow,],attr_evil_tier_4,wp_tier_5,knows_riding_1|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j,itm_m_uruk_heavy_k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5|knows_ironflesh_9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j,itm_m_uruk_heavy_k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j,itm_m_uruk_heavy_k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h,itm_m_uruk_heavy_i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h,itm_m_uruk_heavy_i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h,itm_m_uruk_heavy_i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58)</text:p>
          </table:table-cell>
          <table:table-cell table:style-name="ce26" office:value-type="string" calcext:value-type="string">
            <text:p>wp(75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61)</text:p>
          </table:table-cell>
          <table:table-cell table:style-name="ce26" office:value-type="string" calcext:value-type="string">
            <text:p>wp(1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61)</text:p>
          </table:table-cell>
          <table:table-cell table:style-name="ce26" office:value-type="string" calcext:value-type="string">
            <text:p>wp(1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6" office:value-type="string" calcext:value-type="string">
            <text:p>str_255| agi_3| int_3| cha_3|level(63)</text:p>
          </table:table-cell>
          <table:table-cell table:style-name="ce26" office:value-type="string" calcext:value-type="string">
            <text:p>wp(2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s_of_Guldu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club_c,itm_orc_falchion,itm_orc_sabre,itm_orc_slasher,itm_orc_bill,itm_orc_axe,</text:p>
          </table:table-cell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strike_3|knows_power_throw_3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/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strike_4|knows_power_throw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horse_archery_2|knows_riding_4|knows_power_throw_3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5|knows_horse_archery_3|knows_power_throw_4|knows_power_strike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5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shield_1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_bad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archery(110)|wp(100)</text:p>
          </table:table-cell>
          <table:table-cell table:style-name="ce26" office:value-type="string" calcext:value-type="string">
            <text:p>knows_riding_1|knows_athletics_5|knows_power_draw_4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s_of_Mordo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archery(135)| wp(110)</text:p>
          </table:table-cell>
          <table:table-cell table:style-name="ce26" office:value-type="string" calcext:value-type="string">
            <text:p>knows_riding_1|knows_athletics_6|knows_power_draw_5|knows_power_strike_2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<text:s text:c="3"/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kettlehelm, itm_orc_coif_good, itm_orc_buckethelm_bad, </text:p>
          </table:table-cell>
          <table:table-cell table:style-name="ce15" office:value-type="string" calcext:value-type="string">
            <text:p><text:s text:c="3"/>itm_m_orc_light_d,itm_m_orc_light_e,itm_m_orc_heavy_a,itm_m_orc_heavy_b,</text:p>
          </table:table-cell>
          <table:table-cell table:style-name="ce15" office:value-type="string" calcext:value-type="string">
            <text:p><text:s text:c="3"/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4|knows_power_draw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str_7| agi_7| int_4| cha_4|level(7)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6" office:value-type="string" calcext:value-type="string">
            <text:p>str_9| agi_8| int_4| cha_4|level(12)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riding_3|knows_power_throw_3|knows_power_strike_4|knows_horse_archery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6" office:value-type="string" calcext:value-type="string">
            <text:p>str_11| agi_9| int_4| cha_4|level(17)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4|knows_power_throw_4|knows_power_strike_4|knows_horse_archery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9</text:p>
          </table:table-cell>
          <table:table-cell table:style-name="ce31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draw_2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,</text:p>
          </table:table-cell>
          <table:table-cell table:style-name="ce15" office:value-type="string" calcext:value-type="string">
            <text:p>itm_orc_javelin,itm_orc_javelin,itm_moria_orc_shield_a,itm_moria_orc_shield_b,itm_moria_orc_shield_c</text:p>
          </table:table-cell>
          <table:table-cell table:style-name="ce15"/>
          <table:table-cell table:style-name="ce26" office:value-type="string" calcext:value-type="string">
            <text:p>attr_orc_tier_5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6|knows_power_strike_6|knows_power_throw_5|knows_ironflesh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Chief, this troop is located below Gundabad in module_troops!</text:p>
          </table:table-cell>
          <table:table-cell table:style-name="ce4" table:number-columns-repeated="19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#Moria Chief, this troop is located below Gundabad in module_troops!" calcext:value-type="string">
            <text:p>#Moria Chief, this troop is located below Gundabad in module_troops!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ibal_orc_chief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itm_m_uruk_heavy_g,itm_m_uruk_heavy_h,itm_m_uruk_heavy_i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6" office:value-type="string" calcext:value-type="string">
            <text:p>attr_orc_tier_5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power_strike_7|knows_ironflesh_10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itm_m_uruk_heavy_g,itm_m_uruk_heavy_h,itm_m_uruk_heavy_i,itm_uruk_greaves, itm_orc_greaves, itm_rhun_falchion,itm_rhun_shortsword,itm_rhun_sword, itm_orc_skull_spear,itm_uruk_spear, itm_moria_orc_shield_a, (itm_orc_shield_c, imod_reinforced)],attr_orc_tier_5,wp_orc_tier_5,knows_athletics_7|knows_power_strike_7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itm_m_uruk_heavy_g,itm_m_uruk_heavy_h,itm_m_uruk_heavy_i,itm_uruk_greaves, itm_orc_greaves, itm_rhun_falchion,itm_rhun_shortsword,itm_rhun_sword, itm_orc_skull_spear,itm_uruk_spear, itm_moria_orc_shield_a, (itm_orc_shield_c, imod_reinforced)],attr_orc_tier_5,wp_orc_tier_5,knows_athletics_7|knows_power_strike_7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5|knows_power_throw_2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6|knows_power_draw_1|knows_power_throw_3|knows_power_strike_3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7|knows_power_draw_2|knows_power_throw_5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8|knows_power_throw_6|knows_power_strike_5|knows_ironflesh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10|knows_power_throw_6|knows_power_strike_7|knows_ironflesh_7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itm_orc_throwing_arrow,itm_orc_throwing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orc_shield_b,itm_warg_1c,itm_warg_1d,itm_warg_1b,itm_warg_1d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throwing_arrow,itm_orc_throwing_arrow,itm_orc_machete,itm_orc_scimitar,itm_orc_falchion,itm_orc_shield_b,itm_warg_1c,itm_warg_1d,itm_warg_1b,itm_warg_1d,],attr_orc_tier_4,wp_orc_tier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throwing_arrow,itm_orc_throwing_arrow,itm_orc_machete,itm_orc_scimitar,itm_orc_falchion,itm_orc_shield_b,itm_warg_1c,itm_warg_1d,itm_warg_1b,itm_warg_1d,],attr_orc_tier_4,wp_orc_tier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javelin,itm_orc_javelin,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orc_shield_b,itm_warg_1d,itm_warg_1b,itm_warg_1d,itm_wargarmored_3a,</text:p>
          </table:table-cell>
          <table:table-cell table:style-name="ce26" office:value-type="string" calcext:value-type="string">
            <text:p>str_11| agi_9| int_4| cha_4|level(20)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orc_javelin,itm_orc_javelin,itm_uruk_bow,itm_uruk_bow,itm_orc_hook_arrow,itm_orc_scimitar,itm_orc_shield_b,itm_warg_1d,itm_warg_1b,itm_warg_1d,itm_wargarmored_3a,],str_11| agi_9| int_4| cha_4|level(20),wp_orc_tier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orc_javelin,itm_orc_javelin,itm_uruk_bow,itm_uruk_bow,itm_orc_hook_arrow,itm_orc_scimitar,itm_orc_shield_b,itm_warg_1d,itm_warg_1b,itm_warg_1d,itm_wargarmored_3a,],str_11| agi_9| int_4| cha_4|level(20),wp_orc_tier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itm_orc_throwing_arrow,itm_orc_throwing_arrow,itm_orc_throwing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orc_throwing_arrow,itm_orc_throwing_arrow,itm_orc_throwing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orc_throwing_arrow,itm_orc_throwing_arrow,itm_orc_throwing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riding_4|knows_power_strike_4|knows_ironflesh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_1c,itm_warg_1d,itm_warg_1b,itm_warg_1d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_1c,itm_warg_1d,itm_warg_1b,itm_warg_1d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</text:p>
          </table:table-cell>
          <table:table-cell table:style-name="ce15"/>
          <table:table-cell table:style-name="ce15" office:value-type="string" calcext:value-type="string">
            <text:p>itm_wargarmored_3a,</text:p>
          </table:table-cell>
          <table:table-cell table:style-name="ce26" office:value-type="string" calcext:value-type="string">
            <text:p>str_11| agi_9| int_4| cha_4|level(20)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riding_6|knows_power_strike_5|knows_ironflesh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wargarmored_3a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wargarmored_3a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1|knows_athletics_1|knows_power_strike_1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athletics_2|knows_shield_2|knows_power_strike_3|knows_ironflesh_3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tactics_1|knows_athletics_4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tactics_1|knows_athletics_5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9|knows_shield_2|knows_power_strike_6|knows_power_throw_8|knows_ironflesh_7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6"/>
        <table:table-column table:style-name="co23" table:default-cell-style-name="ce36"/>
        <table:table-row table:style-name="ro6">
          <table:table-cell table:number-columns-repeated="7"/>
          <table:table-cell table:style-name="ce38" office:value-type="string" calcext:value-type="string">
            <text:p>Char 1</text:p>
          </table:table-cell>
          <table:table-cell table:style-name="ce38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2</text:p>
          </table:table-cell>
          <table:table-cell table:style-name="ce38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3</text:p>
          </table:table-cell>
          <table:table-cell table:style-name="ce38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4</text:p>
          </table:table-cell>
          <table:table-cell table:style-name="ce38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5</text:p>
          </table:table-cell>
          <table:table-cell table:style-name="ce38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6</text:p>
          </table:table-cell>
          <table:table-cell table:style-name="ce38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7</text:p>
          </table:table-cell>
          <table:table-cell table:style-name="ce38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7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.00.0000</text:date>, <text:time style:data-style-name="N2" text:time-value="23:29:13.38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3-21T00:44:31.242000000</dc:date>
    <meta:editing-duration>PT8H20M55S</meta:editing-duration>
    <meta:editing-cycles>49</meta:editing-cycles>
    <meta:document-statistic meta:table-count="2" meta:cell-count="6571" meta:object-count="0"/>
  </office:meta>
</office:document-meta>
</file>